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f segoe-ui normal" svg:font-family="'wf segoe-ui normal', 'Segoe UI', 'Segoe WP', Tahom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212121" style:font-name="wf segoe-ui normal" fo:font-size="11.25pt" fo:letter-spacing="normal" fo:font-style="normal" fo:font-weight="normal"/>
    </style:style>
    <style:style style:name="P2" style:family="paragraph" style:parent-style-name="Text_20_body" style:list-style-name="L1">
      <style:paragraph-properties fo:orphans="2" fo:widows="2"/>
      <style:text-properties fo:font-variant="normal" fo:text-transform="none" fo:color="#212121" style:font-name="wf segoe-ui normal" fo:font-size="11.25pt" fo:letter-spacing="normal" fo:font-style="normal" fo:font-weight="normal"/>
    </style:style>
    <style:style style:name="P3" style:family="paragraph" style:parent-style-name="Text_20_body" style:list-style-name="L2">
      <style:paragraph-properties fo:orphans="2" fo:widows="2"/>
      <style:text-properties fo:font-variant="normal" fo:text-transform="none" fo:color="#212121" style:font-name="wf segoe-ui normal" fo:font-size="11.25pt" fo:letter-spacing="normal" fo:font-style="normal" fo:font-weight="normal" officeooo:paragraph-rsid="00156a73"/>
    </style:style>
    <style:style style:name="P4" style:family="paragraph" style:parent-style-name="Text_20_body" style:list-style-name="L4">
      <style:paragraph-properties fo:orphans="2" fo:widows="2"/>
      <style:text-properties fo:font-variant="normal" fo:text-transform="none" fo:color="#212121" style:font-name="wf segoe-ui normal" fo:font-size="11.25pt" fo:letter-spacing="normal" fo:font-style="normal" fo:font-weight="normal"/>
    </style:style>
    <style:style style:name="P5" style:family="paragraph" style:parent-style-name="Text_20_body" style:list-style-name="L5">
      <style:paragraph-properties fo:orphans="2" fo:widows="2"/>
      <style:text-properties fo:font-variant="normal" fo:text-transform="none" fo:color="#212121" style:font-name="wf segoe-ui normal" fo:font-size="11.25pt" fo:letter-spacing="normal" fo:font-style="normal" fo:font-weight="normal"/>
    </style:style>
    <style:style style:name="P6" style:family="paragraph" style:parent-style-name="Text_20_body" style:list-style-name="L6">
      <style:paragraph-properties fo:orphans="2" fo:widows="2"/>
      <style:text-properties fo:font-variant="normal" fo:text-transform="none" fo:color="#212121" style:font-name="wf segoe-ui normal" fo:font-size="11.25pt" fo:letter-spacing="normal" fo:font-style="normal" fo:font-weight="normal"/>
    </style:style>
    <style:style style:name="P7" style:family="paragraph" style:parent-style-name="Text_20_body" style:list-style-name="L2">
      <style:paragraph-properties fo:orphans="2" fo:widows="2"/>
      <style:text-properties fo:font-variant="normal" fo:text-transform="none" fo:color="#ff0000" style:font-name="wf segoe-ui normal" fo:font-size="11.25pt" fo:letter-spacing="normal" fo:font-style="normal" fo:font-weight="normal"/>
    </style:style>
    <style:style style:name="P8" style:family="paragraph" style:parent-style-name="Text_20_body" style:list-style-name="L2">
      <style:paragraph-properties fo:orphans="2" fo:widows="2"/>
      <style:text-properties fo:font-variant="normal" fo:text-transform="none" fo:color="#ff0000" style:font-name="wf segoe-ui normal" fo:font-size="11.25pt" fo:letter-spacing="normal" fo:font-style="normal" fo:font-weight="normal" officeooo:rsid="00157bbc" officeooo:paragraph-rsid="00157bbc"/>
    </style:style>
    <style:style style:name="P9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12121" style:font-name="wf segoe-ui normal" fo:font-size="11.25pt" fo:letter-spacing="normal" fo:font-style="normal" fo:font-weight="normal"/>
    </style:style>
    <style:style style:name="P10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212121" style:font-name="wf segoe-ui normal" fo:font-size="11.25pt" fo:letter-spacing="normal" fo:font-style="normal" fo:font-weight="normal"/>
    </style:style>
    <style:style style:name="P11" style:family="paragraph" style:parent-style-name="Text_20_body" style:list-style-name="L6">
      <style:paragraph-properties fo:margin-top="0cm" fo:margin-bottom="0cm" loext:contextual-spacing="false" fo:orphans="2" fo:widows="2"/>
      <style:text-properties fo:font-variant="normal" fo:text-transform="none" fo:color="#212121" style:font-name="wf segoe-ui normal" fo:font-size="11.25pt" fo:letter-spacing="normal" fo:font-style="normal" fo:font-weight="normal"/>
    </style:style>
    <style:style style:name="P12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ff0000" style:font-name="wf segoe-ui normal" fo:font-size="11.25pt" fo:letter-spacing="normal" fo:font-style="normal" fo:font-weight="normal" officeooo:rsid="00156a73" officeooo:paragraph-rsid="00156a73"/>
    </style:style>
    <style:style style:name="P13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ff0000" style:font-name="wf segoe-ui normal" fo:font-size="11.25pt" fo:letter-spacing="normal" fo:font-style="normal" fo:font-weight="normal" officeooo:rsid="0015113b" officeooo:paragraph-rsid="0015113b"/>
    </style:style>
    <style:style style:name="P14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ff0000" style:font-name="wf segoe-ui normal" fo:font-size="11.25pt" fo:letter-spacing="normal" fo:font-style="normal" fo:font-weight="normal" officeooo:rsid="00157bbc" officeooo:paragraph-rsid="00157bbc"/>
    </style:style>
    <style:style style:name="P15" style:family="paragraph" style:parent-style-name="Text_20_body">
      <style:paragraph-properties fo:margin-top="0cm" fo:margin-bottom="0cm" loext:contextual-spacing="false" fo:orphans="2" fo:widows="2"/>
    </style:style>
    <style:style style:name="P16" style:family="paragraph" style:parent-style-name="Text_20_body" style:list-style-name="L7">
      <style:paragraph-properties fo:margin-top="0cm" fo:margin-bottom="0cm" loext:contextual-spacing="false" fo:orphans="2" fo:widows="2"/>
      <style:text-properties officeooo:paragraph-rsid="00157bbc"/>
    </style:style>
    <style:style style:name="P17" style:family="paragraph" style:parent-style-name="Text_20_body" style:list-style-name="L7">
      <style:paragraph-properties fo:margin-top="0cm" fo:margin-bottom="0cm" loext:contextual-spacing="false" fo:orphans="2" fo:widows="2"/>
      <style:text-properties officeooo:rsid="00157bbc" officeooo:paragraph-rsid="00157bbc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12121" style:font-name="wf segoe-ui normal" fo:font-size="11.25pt" fo:letter-spacing="normal" fo:font-style="normal" fo:font-weight="normal"/>
    </style:style>
    <style:style style:name="P19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12121" style:font-name="wf segoe-ui normal" fo:font-size="11.25pt" fo:letter-spacing="normal" fo:font-style="normal" fo:font-weight="normal"/>
    </style:style>
    <style:style style:name="P20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12121" style:font-name="wf segoe-ui normal" fo:font-size="11.25pt" fo:letter-spacing="normal" fo:font-style="normal" fo:font-weight="normal"/>
    </style:style>
    <style:style style:name="P21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12121" style:font-name="wf segoe-ui normal" fo:font-size="11.25pt" fo:letter-spacing="normal" fo:font-style="normal" fo:font-weight="normal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wf segoe-ui normal" fo:font-size="11.25pt" fo:letter-spacing="normal" fo:font-style="normal" fo:font-weight="normal"/>
    </style:style>
    <style:style style:name="P23" style:family="paragraph" style:parent-style-name="Text_20_body" style:list-style-name="L3">
      <style:paragraph-properties fo:margin-left="0cm" fo:margin-right="0cm" fo:orphans="2" fo:widows="2" fo:text-indent="0cm" style:auto-text-indent="false"/>
      <style:text-properties fo:font-variant="normal" fo:text-transform="none" fo:color="#212121" style:font-name="wf segoe-ui normal" fo:font-size="11.25pt" fo:letter-spacing="normal" fo:font-style="normal" fo:font-weight="normal"/>
    </style:style>
    <style:style style:name="P24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212121" style:font-name="wf segoe-ui normal" fo:font-size="11.25pt" fo:letter-spacing="normal" fo:font-style="normal" fo:font-weight="normal"/>
    </style:style>
    <style:style style:name="T1" style:family="text">
      <style:text-properties officeooo:rsid="00156a73"/>
    </style:style>
    <style:style style:name="T2" style:family="text">
      <style:text-properties fo:font-variant="normal" fo:text-transform="none" fo:color="#ff0000" style:font-name="wf segoe-ui normal" fo:font-size="11.25pt" fo:letter-spacing="normal" fo:font-style="normal" fo:font-weight="normal"/>
    </style:style>
    <style:style style:name="T3" style:family="text">
      <style:text-properties fo:font-variant="normal" fo:text-transform="none" fo:color="#ff0000" style:font-name="wf segoe-ui normal" fo:font-size="11.25pt" fo:letter-spacing="normal" fo:font-style="normal" fo:font-weight="normal" officeooo:rsid="00157bb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Hello, introduction. </text:p>
      <text:list xml:id="list2344142451" text:style-name="L1">
        <text:list-item>
          <text:p text:style-name="P19">Daniel/Rosie intro</text:p>
        </text:list-item>
        <text:list-item>
          <text:p text:style-name="P2">Round table -  name/college/course/experience level/area(s) of interest.</text:p>
        </text:list-item>
      </text:list>
      <text:p text:style-name="P22">1. Introduction to the internet of things </text:p>
      <text:list xml:id="list4137549932" text:style-name="L2">
        <text:list-item>
          <text:p text:style-name="P20">General outline<text:line-break/>-     We live in an increasingly connected world, surrounded by smart objects and devices connected to the Internet of things.</text:p>
        </text:list-item>
        <text:list-item>
          <text:p text:style-name="P10">Everyday applications</text:p>
          <text:list>
            <text:list-item>
              <text:p text:style-name="P12">Smart homes</text:p>
            </text:list-item>
            <text:list-item>
              <text:p text:style-name="P12">Industrial controls</text:p>
            </text:list-item>
            <text:list-item>
              <text:p text:style-name="P12">Surveillance</text:p>
            </text:list-item>
            <text:list-item>
              <text:p text:style-name="P12">Agriculture</text:p>
            </text:list-item>
            <text:list-item>
              <text:p text:style-name="P12">Cars</text:p>
            </text:list-item>
          </text:list>
        </text:list-item>
        <text:list-item>
          <text:p text:style-name="P10">Application in fine art</text:p>
          <text:list>
            <text:list-item>
              <text:p text:style-name="P13">Criti<text:span text:style-name="T1">que </text:span></text:p>
            </text:list-item>
            <text:list-item>
              <text:p text:style-name="P12">Collaboration</text:p>
            </text:list-item>
            <text:list-item>
              <text:p text:style-name="P12">Information as a material</text:p>
            </text:list-item>
            <text:list-item>
              <text:p text:style-name="P12">Multi-space installation</text:p>
            </text:list-item>
          </text:list>
        </text:list-item>
        <text:list-item>
          <text:p text:style-name="P14">Physical world vs information world</text:p>
        </text:list-item>
        <text:list-item>
          <text:p text:style-name="P3">What's the point of it all?</text:p>
          <text:list>
            <text:list-item>
              <text:p text:style-name="P3">We want to create opportunities for virtual and cross-disciplinary collaboration.</text:p>
            </text:list-item>
            <text:list-item>
              <text:p text:style-name="P3">We want to investigate the physicality of the Internet of Things</text:p>
            </text:list-item>
            <text:list-item>
              <text:p text:style-name="P3">We want to question the role of technology and information transfer in contemporary art practice. </text:p>
            </text:list-item>
            <text:list-item>
              <text:p text:style-name="P8">Internet art is common, but often uses it as just a platform. We want to encourage manipulation of the networks themselves as art.</text:p>
            </text:list-item>
          </text:list>
          <text:p text:style-name="P7"/>
        </text:list-item>
      </text:list>
      <text:p text:style-name="P18"/>
      <text:p text:style-name="P22">2. Introduction to Aether</text:p>
      <text:list xml:id="list807565106" text:style-name="L3">
        <text:list-item>
          <text:p text:style-name="P23">What is it<text:line-break/>-   Aether is an Internet of Things platform that enables virtual collaboration through data sharing. <text:line-break/>-   It allows users to connect by sending data between artworks and objects in real time. </text:p>
        </text:list-item>
      </text:list>
      <text:list xml:id="list858827749" text:style-name="L4">
        <text:list-item>
          <text:p text:style-name="P4">Data-senders, data-receivers<text:line-break/>-   Artworks and objects with an internet connection can be connected to Aether to send or receive data.<text:line-break/><text:soft-page-break/>-   Each artwork/object will need a microcontroller and can be connected to Aether using a few lines of prewritten code from our library. <text:line-break/>-   From the Aether platform you will be able to see a list of connected artworks and choose which artwork you'd like to connect to. <text:line-break/>-   Connected artworks are separated into senders and receivers.  Senders gather data and send it to the platform.  Receivers access the data from a Sender. Simple. </text:p>
        </text:list-item>
      </text:list>
      <text:list xml:id="list119668434" text:style-name="L5">
        <text:list-item>
          <text:p text:style-name="P5">Types of data<text:line-break/>-   Integer <text:line-break/>-   Boolean<text:line-break/>-   String<text:line-break/><text:line-break/>-   Each member will be free to interpret the data in any way they see fit and their artworks can take any form. <text:line-break/>-   We'll be using the Aether platform to communicate remotely between simple circuits. </text:p>
        </text:list-item>
      </text:list>
      <text:p text:style-name="P15"/>
      <text:p text:style-name="P1">3. Practical</text:p>
      <text:list xml:id="list2195932640" text:style-name="L6">
        <text:list-item>
          <text:p text:style-name="P21">Intro to data producing circuits</text:p>
        </text:list-item>
        <text:list-item>
          <text:p text:style-name="P11">Intro to data receiving circuits</text:p>
        </text:list-item>
        <text:list-item>
          <text:p text:style-name="P6">Wiring</text:p>
        </text:list-item>
      </text:list>
      <text:p text:style-name="P9">4. What you'd like from Aether. </text:p>
      <text:list xml:id="list4220736119" text:style-name="L7">
        <text:list-item>
          <text:p text:style-name="P16"><text:span text:style-name="T3">Community building. Web based discussion? More/Less practical/discussion.</text:span></text:p>
        </text:list-item>
        <text:list-item>
          <text:p text:style-name="P17"><text:span text:style-name="T2">Publicly accessible database of pre-recorded IOT data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f segoe-ui normal" svg:font-family="'wf segoe-ui normal', 'Segoe UI', 'Segoe WP', Tahom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5:25:42.218000000</meta:creation-date>
    <dc:date>2017-04-21T17:01:45.304000000</dc:date>
    <meta:editing-duration>PT45M20S</meta:editing-duration>
    <meta:editing-cycles>1</meta:editing-cycles>
    <meta:document-statistic meta:table-count="0" meta:image-count="0" meta:object-count="0" meta:page-count="2" meta:paragraph-count="34" meta:word-count="370" meta:character-count="2226" meta:non-whitespace-character-count="1875"/>
    <meta:generator>LibreOffice/5.3.0.3$Windows_X86_64 LibreOffice_project/7074905676c47b82bbcfbea1aeefc84afe1c50e1</meta:generator>
  </office:meta>
</office:document-meta>
</file>